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498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2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Times New Roman1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</style:style>
    <style:style style:name="P7" style:family="paragraph">
      <style:paragraph-properties fo:text-align="center" style:writing-mode="lr-tb"/>
    </style:style>
    <style:style style:name="T1" style:family="text">
      <style:text-properties style:font-name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5.748cm" svg:x="5.826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<text:span text:style-name="T1">Weapon Sw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254cm" svg:y="4.048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288cm" svg:y="7.539cm">
            <draw:text-box>
              <text:p>Player</text:p>
            </draw:text-box>
          </draw:frame>
        </draw:g>
        <draw:connector draw:style-name="gr5" draw:text-style-name="P6" draw:layer="layout" draw:type="line" svg:x1="3.416cm" svg:y1="6.27cm" svg:x2="7.196cm" svg:y2="3.502cm" draw:start-shape="id1" draw:start-glue-point="1" draw:end-shape="id2" draw:end-glue-point="6" svg:d="M3416 6270l3780-2768" svg:viewBox="0 0 3781 2769">
          <text:p/>
        </draw:connector>
        <draw:custom-shape draw:style-name="gr6" draw:text-style-name="P7" xml:id="id4" draw:id="id4" draw:layer="layout" svg:width="3.683cm" svg:height="1.778cm" svg:x="8.112cm" svg:y="15.552cm">
          <text:p text:style-name="P7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<text:span text:style-name="T1">Dro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6cm" svg:y1="6.27cm" svg:x2="7.196cm" svg:y2="6.334cm" draw:start-shape="id1" draw:start-glue-point="1" draw:end-shape="id3" draw:end-glue-point="6" svg:d="M3416 6270l3780 64" svg:viewBox="0 0 3781 65">
          <text:p/>
        </draw:connector>
        <draw:connector draw:style-name="gr5" draw:text-style-name="P6" draw:layer="layout" draw:line-skew="-0.321cm" svg:x1="8.112cm" svg:y1="16.441cm" svg:x2="7.196cm" svg:y2="3.502cm" draw:start-shape="id4" draw:start-glue-point="3" draw:end-shape="id2" draw:end-glue-point="6" svg:d="M8112 16441h-1778v-12939h862" svg:viewBox="0 0 1779 12940">
          <text:p/>
        </draw:connector>
        <draw:custom-shape draw:style-name="gr2" draw:text-style-name="P3" xml:id="id5" draw:id="id5" draw:layer="layout" svg:width="5.588cm" svg:height="1.524cm" svg:x="7.223cm" svg:y="8.112cm">
          <text:p text:style-name="P2"><text:span text:style-name="T1">Upgr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6cm" svg:y1="6.27cm" svg:x2="7.223cm" svg:y2="8.874cm" draw:start-shape="id1" draw:start-glue-point="1" draw:end-shape="id5" draw:end-glue-point="6" svg:d="M3416 6270l3807 2604" svg:viewBox="0 0 3808 2605">
          <text:p/>
        </draw:connector>
        <draw:custom-shape draw:style-name="gr2" draw:text-style-name="P3" xml:id="id6" draw:id="id6" draw:layer="layout" svg:width="5.588cm" svg:height="1.524cm" svg:x="7.197cm" svg:y="10.673cm">
          <text:p text:style-name="P2"><text:span text:style-name="T1">Re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5.588cm" svg:height="1.524cm" svg:x="7.224cm" svg:y="13.213cm">
          <text:p text:style-name="P2"><text:span text:style-name="T1">Sc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226cm -3.589cm" svg:x1="8.112cm" svg:y1="16.441cm" svg:x2="8.014cm" svg:y2="6.873cm" draw:start-shape="id4" draw:start-glue-point="3" draw:end-shape="id3" draw:end-glue-point="7" svg:d="M8112 16441h-1778v-8710h1680v-858" svg:viewBox="0 0 1779 9569">
          <text:p/>
        </draw:connector>
        <draw:connector draw:style-name="gr5" draw:text-style-name="P6" draw:layer="layout" draw:line-skew="-0.322cm" svg:x1="8.112cm" svg:y1="16.441cm" svg:x2="7.197cm" svg:y2="11.435cm" draw:start-shape="id4" draw:start-glue-point="3" draw:end-shape="id6" draw:end-glue-point="6" svg:d="M8112 16441h-1778v-5006h863" svg:viewBox="0 0 1779 5007">
          <text:p/>
        </draw:connector>
        <draw:connector draw:style-name="gr5" draw:text-style-name="P6" draw:layer="layout" draw:type="line" svg:x1="3.416cm" svg:y1="6.27cm" svg:x2="7.197cm" svg:y2="11.435cm" draw:start-shape="id1" draw:start-glue-point="1" draw:end-shape="id6" draw:end-glue-point="6" svg:d="M3416 6270l3781 5165" svg:viewBox="0 0 3782 5166">
          <text:p/>
        </draw:connector>
        <draw:connector draw:style-name="gr5" draw:text-style-name="P6" draw:layer="layout" draw:type="line" svg:x1="3.416cm" svg:y1="6.27cm" svg:x2="7.224cm" svg:y2="13.975cm" draw:start-shape="id1" draw:start-glue-point="1" draw:end-shape="id7" draw:end-glue-point="6" svg:d="M3416 6270l3808 7705" svg:viewBox="0 0 3809 7706">
          <text:p/>
        </draw:connector>
        <draw:connector draw:style-name="gr5" draw:text-style-name="P6" draw:layer="layout" draw:line-skew="-0.349cm" svg:x1="8.112cm" svg:y1="16.441cm" svg:x2="7.224cm" svg:y2="13.975cm" draw:start-shape="id4" draw:start-glue-point="3" draw:end-shape="id7" draw:end-glue-point="6" svg:d="M8112 16441h-1778v-2466h890" svg:viewBox="0 0 1779 246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3T21:05:45.159000000</dc:date>
    <meta:editing-duration>PT10M38S</meta:editing-duration>
    <meta:editing-cycles>12</meta:editing-cycles>
    <meta:generator>LibreOffice/6.4.6.2$Windows_X86_64 LibreOffice_project/0ce51a4fd21bff07a5c061082cc82c5ed232f115</meta:generator>
    <meta:document-statistic meta:object-count="19"/>
  </office:meta>
</office:document-meta>
</file>